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fo:text-indent="0in" style:auto-text-indent="false"/>
    </style:style>
    <style:style style:name="P2" style:family="paragraph" style:parent-style-name="Preformatted_20_Text">
      <style:paragraph-properties fo:margin-left="0in" fo:margin-right="0in" fo:margin-top="0in" fo:margin-bottom="0in" fo:text-indent="0in" style:auto-text-indent="false"/>
      <style:text-properties fo:color="#000000"/>
    </style:style>
    <style:style style:name="P3" style:family="paragraph" style:parent-style-name="Preformatted_20_Text">
      <style:paragraph-properties fo:margin-left="0in" fo:margin-right="0in" fo:margin-top="0in" fo:margin-bottom="0in" fo:text-indent="0in" style:auto-text-indent="false"/>
      <style:text-properties fo:color="#008000"/>
    </style:style>
    <style:style style:name="P4" style:family="paragraph" style:parent-style-name="Preformatted_20_Text">
      <style:paragraph-properties fo:margin-left="0in" fo:margin-right="0in" fo:margin-top="0in" fo:margin-bottom="0in" fo:text-indent="0in" style:auto-text-indent="false"/>
      <style:text-properties fo:color="#800000"/>
    </style:style>
    <style:style style:name="P5" style:family="paragraph" style:parent-style-name="Preformatted_20_Text">
      <style:paragraph-properties fo:margin-left="0in" fo:margin-right="0in" fo:margin-top="0in" fo:margin-bottom="0in" fo:text-indent="0in" style:auto-text-indent="false"/>
      <style:text-properties fo:color="#606060"/>
    </style:style>
    <style:style style:name="T1" style:family="text">
      <style:text-properties fo:color="#0000cc"/>
    </style:style>
    <style:style style:name="T2" style:family="text">
      <style:text-properties fo:color="#000000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fo:color="#008000"/>
    </style:style>
    <style:style style:name="T5" style:family="text">
      <style:text-properties fo:color="#8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\begin</text:span><text:span text:style-name="T2">{frame}{Geometrically Weighted Degree Statistics}</text:span></text:p>
      <text:p text:style-name="P2">It would be desirable to include statistics that could refer to a networks degree distribution without causing a high number of estimated coefficients: </text:p>
      <text:p text:style-name="P1"><text:span text:style-name="T1">\begin</text:span><text:span text:style-name="T2">{equation*}</text:span></text:p>
      <text:p text:style-name="P3">\Gamma_{gwod}(A,\lambda_{out}):= \lambda_{out}\sum_{k=1}^{N_V-1}\Biggr(1- \biggr(1-\cfrac{1}{\lambda_{out}}\biggl)^k\Biggl)D_k^o(A)</text:p>
      <text:p text:style-name="P1"><text:span text:style-name="T1">\end</text:span><text:span text:style-name="T2">{equation*}</text:span></text:p>
      <text:p text:style-name="P1"><text:span text:style-name="T1">\begin</text:span><text:span text:style-name="T2">{equation*}</text:span></text:p>
      <text:p text:style-name="P3">\Gamma_{gwid}(A,\lambda_{in}):= \lambda_{in}\sum_{k=1}^{N_V-1}\Biggr(1- \biggr(1-\cfrac{1}{\lambda_{in}}\biggl)^k\Biggl)D_k^i(A)</text:p>
      <text:p text:style-name="P1"><text:span text:style-name="T1">\end</text:span><text:span text:style-name="T2">{equation*}</text:span></text:p>
      <text:p text:style-name="P1"><text:span text:style-name="T2">where </text:span><text:span text:style-name="T4">$D_k^o(A)$</text:span><text:span text:style-name="T2"> and </text:span><text:span text:style-name="T4">$D_k^i(A)$</text:span><text:span text:style-name="T2"> refer to the number of nodes in </text:span><text:span text:style-name="T4">$A$</text:span><text:span text:style-name="T2"> with an Out- and In-Degree of </text:span><text:span text:style-name="T4">$k$</text:span><text:span text:style-name="T2">, respectively. </text:span><text:span text:style-name="T4">$\lambda&gt;0$</text:span><text:span text:style-name="T2"> is called </text:span><text:span text:style-name="T5">\textit</text:span><text:span text:style-name="T2">{decay parameter}.</text:span></text:p>
      <text:p text:style-name="P1"><text:span text:style-name="T1">\end</text:span><text:span text:style-name="T2">{frame}</text:span></text:p>
      <text:p text:style-name="Standard"/>
      <text:p text:style-name="Standard"/>
      <text:p text:style-name="P1"><text:span text:style-name="T4">$$\Gamma_{edges}: \mathcal{A}(N_V) \to \mathbb{R}~~,~~A \mapsto \sum_{i=1}^{N_V} \sum_{j=1}^{N_V} a_{ij}$$</text:span><text:span text:style-name="T2"> </text:span></text:p>
      <text:p text:style-name="Standard"/>
      <text:p text:style-name="Standard"/>
      <text:p text:style-name="P1"><text:span text:style-name="T4">$$\Gamma_{mutual}: \mathcal{A}(N_V) \to \mathbb{R}~~,~~A \mapsto \sum_{i=1}^{N_V} \sum_{j=1}^{N_V} a_{ij}a_{ji}$$</text:span><text:span text:style-name="T2"> </text:span></text:p>
      <text:p text:style-name="Standard"/>
      <text:p text:style-name="P1"><text:span text:style-name="T1">\begin</text:span><text:span text:style-name="T2">{equation*}</text:span></text:p>
      <text:p text:style-name="P3">\Gamma_{idegree(k)}: \mathcal{A}(N_V) \to \mathbb{R}~~,~~A \mapsto \sum_{m=k}^{N_V-1}\left\{ \binom{m}{k}\sum_{j=1}^{N_V} \left[\mathds{1}_{\{m\}} \left(\sum_{i=1}^{N_V}</text:p>
      <text:p text:style-name="P3">a_{ij}\right) \right]\right\}</text:p>
      <text:p text:style-name="P1"><text:span text:style-name="T1">\end</text:span><text:span text:style-name="T2">{equation*}</text:span></text:p>
      <text:p text:style-name="P1"><text:span text:style-name="T1">\begin</text:span><text:span text:style-name="T2">{equation*}</text:span></text:p>
      <text:p text:style-name="P3">\Gamma_{odegree(k)}: \mathcal{A}(N_V) \to \mathbb{R}~~,~~A \mapsto \sum_{m=k}^{N_V-1} \left\{ \binom{m}{k}\sum_{j=1}^{N_V} \left[ \mathds{1}_{\{m\}} \left( \sum_{i=1}^{N_V} a_{ji} \right) \right] \right\}</text:p>
      <text:p text:style-name="P1"><text:span text:style-name="T1">\end</text:span><text:span text:style-name="T2">{equation*}</text:span></text:p>
      <text:p text:style-name="Standard"/>
      <text:p text:style-name="P3">$$\Gamma_{esp(k)}: \mathcal{A}(N_V) \to \mathbb{R}~~,~~A \mapsto \sum_{i=1}^{N_V} \sum_{j=1}^{N_V} \left[\mathds{1}_{k} \left(\sum_{m=1}^{N_V} a_{im}a_{mj}a_{ij} \right)\right]$$</text:p>
      <text:p text:style-name="Standard"/>
      <text:p text:style-name="P1"><text:span text:style-name="T2"><text:s/></text:span><text:span text:style-name="T4">$$\Gamma_{rel}: \mathcal{A}(N_V) \to \mathbb{R}~~,~~A \mapsto \sum_{i=1}^{N_V} \sum_{j=1}^{N_V} a_{ij}c_{ij}$$</text:span></text:p>
      <text:p text:style-name="Standard"/>
      <text:p text:style-name="Standard"/>
      <text:p text:style-name="P1"><text:span text:style-name="T1">\begin</text:span><text:span text:style-name="T2">{frame}{Network Statistics}</text:span></text:p>
      <text:p text:style-name="P2">Include the observed structures as network statistics into the model.</text:p>
      <text:p text:style-name="P1"><text:span text:style-name="T5">\medskip</text:span><text:span text:style-name="T2"> </text:span></text:p>
      <text:p text:style-name="P1"><text:span text:style-name="T1">\begin</text:span><text:span text:style-name="T2">{itemize}</text:span></text:p>
      <text:p text:style-name="P1"><text:span text:style-name="T5">\item</text:span><text:span text:style-name="T2"> </text:span><text:span text:style-name="T5">\textbf</text:span><text:span text:style-name="T2">{Number of edges:}</text:span><text:span text:style-name="T5">\\</text:span></text:p>
      <text:p text:style-name="P4">\medskip</text:p>
      <text:p text:style-name="P3">$\Gamma_{edges}: \mathcal{A}(N_V) \to \mathbb{R}~~,~~A \mapsto \text{\# edges} $</text:p>
      <text:p text:style-name="P4">\medskip</text:p>
      <text:p text:style-name="P1"><text:span text:style-name="T5">\item</text:span><text:span text:style-name="T2"> </text:span><text:span text:style-name="T5">\textbf</text:span><text:span text:style-name="T2">{One-sided trade:}</text:span><text:span text:style-name="T5">\\</text:span></text:p>
      <text:p text:style-name="P4">\medskip</text:p>
      <text:p text:style-name="P1"><text:span text:style-name="T4">$\Gamma_{asym}: \mathcal{A}(N_V) \to \mathbb{R}~~,~~A \mapsto \text{\# one-sided edges}$</text:span><text:span text:style-name="T2"> </text:span></text:p>
      <text:p text:style-name="P4">\medskip</text:p>
      <text:p text:style-name="P1"><text:span text:style-name="T5">\item</text:span><text:span text:style-name="T2"> </text:span><text:span text:style-name="T5">\textbf</text:span><text:span text:style-name="T2">{In-Degree=1:}</text:span><text:span text:style-name="T5">\\</text:span></text:p>
      <text:p text:style-name="P4"><text:soft-page-break/>\medskip</text:p>
      <text:p text:style-name="P1"><text:span text:style-name="T4">$\Gamma_{ideg1}: \mathcal{A}(N_V) \to \mathbb{R}~~,~~A \mapsto \text{\# nodes with In-Degree=1} $</text:span><text:span text:style-name="T2"> </text:span></text:p>
      <text:p text:style-name="P4">\medskip</text:p>
      <text:p text:style-name="P1"><text:span text:style-name="T5">\item</text:span><text:span text:style-name="T2"> </text:span><text:span text:style-name="T5">\textbf</text:span><text:span text:style-name="T2">{</text:span><text:span text:style-name="T3">Dyad</text:span><text:span text:style-name="T2">-wise shared partners(k):}</text:span><text:span text:style-name="T5">\\</text:span></text:p>
      <text:p text:style-name="P1"><text:span text:style-name="T4">$\Gamma_{dspk}(A): <text:s/>\mathcal{A}(N_V) \to \mathbb{R}~~,~~A \mapsto \text{\ node pairs, which}$</text:span><text:span text:style-name="T2"> are connected over exactly k directed paths of length 2</text:span></text:p>
      <text:p text:style-name="P5">%$=|\left\{ (v_1 ,v_2) \in V^2: \exists ! v_3 \in V \text{ s.d. } (v_1,v_3)\in E \wedge (v_3,v_2)\in E \right\}|$</text:p>
      <text:p text:style-name="P1"><text:span text:style-name="T1">\end</text:span><text:span text:style-name="T2">{itemize}</text:span></text:p>
      <text:p text:style-name="P1"><text:span text:style-name="T1">\end</text:span><text:span text:style-name="T2">{frame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ian Schmid</meta:initial-creator>
    <meta:creation-date>2015-11-05T11:44:06.78</meta:creation-date>
    <meta:document-statistic meta:table-count="0" meta:image-count="0" meta:object-count="0" meta:page-count="2" meta:paragraph-count="42" meta:word-count="228" meta:character-count="2549"/>
    <dc:date>2015-11-05T12:23:58.53</dc:date>
    <dc:creator>Christian Schmid</dc:creator>
    <meta:editing-duration>PT24M41S</meta:editing-duration>
    <meta:editing-cycles>1</meta:editing-cycles>
    <meta:generator>OpenOffice/4.1.1$Win32 OpenOffice.org_project/411m6$Build-9775</meta:generator>
  </office:meta>
</office:document-meta>
</file>